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42e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42e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42e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42e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42e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42e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42e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42e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42e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42e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42e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42e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42e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42e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42e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42e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42e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ía Victoria Figueroa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Sucre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70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lon Enrique Martínez Garcí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3736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7.7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